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ato" svg:font-family="Lato,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office:font-face-decls>
  <office:automatic-styles>
    <style:style style:name="P1" style:family="paragraph" style:parent-style-name="Standard">
      <style:paragraph-properties fo:margin-left="0in" fo:margin-right="0in" fo:orphans="2" fo:widows="2" fo:text-indent="0in" style:auto-text-indent="false" style:writing-mode="lr-tb"/>
    </style:style>
    <style:style style:name="P2" style:family="paragraph" style:parent-style-name="Standard">
      <style:paragraph-properties fo:margin-left="0in" fo:margin-right="0in" fo:orphans="2" fo:widows="2" fo:text-indent="0in" style:auto-text-indent="false" style:writing-mode="lr-tb"/>
      <style:text-properties officeooo:paragraph-rsid="00040d1e"/>
    </style:style>
    <style:style style:name="P3" style:family="paragraph" style:parent-style-name="Standard">
      <style:text-properties officeooo:paragraph-rsid="00040d1e"/>
    </style:style>
    <style:style style:name="P4" style:family="paragraph" style:parent-style-name="Standard">
      <style:text-properties fo:color="#c9211e" loext:opacity="100%"/>
    </style:style>
    <style:style style:name="T1" style:family="text">
      <style:text-properties fo:font-variant="normal" fo:text-transform="none" fo:letter-spacing="normal"/>
    </style:style>
    <style:style style:name="T2" style:family="text">
      <style:text-properties fo:font-variant="normal" fo:text-transform="none" fo:letter-spacing="normal" fo:font-style="normal" fo:font-weight="normal"/>
    </style:style>
    <style:style style:name="T3" style:family="text">
      <style:text-properties fo:font-variant="normal" fo:text-transform="none" fo:letter-spacing="normal" fo:font-style="normal" fo:font-weight="bold" style:font-weight-asian="bold" style:font-weight-complex="bold"/>
    </style:style>
    <style:style style:name="T4" style:family="text">
      <style:text-properties fo:font-variant="normal" fo:text-transform="none" fo:letter-spacing="normal" fo:font-weight="bold" style:font-weight-asian="bold" style:font-weight-complex="bold"/>
    </style:style>
    <style:style style:name="T5" style:family="text">
      <style:text-properties fo:font-variant="normal" fo:text-transform="none" style:font-name="sans-serif" fo:font-size="12.75pt" fo:letter-spacing="normal" fo:font-style="normal" fo:font-weight="normal"/>
    </style:style>
    <style:style style:name="T6" style:family="text">
      <style:text-properties fo:font-weight="bold" style:font-weight-asian="bold" style:font-weight-complex="bold"/>
    </style:style>
    <style:style style:name="T7" style:family="text">
      <style:text-properties fo:color="#c9211e" loext:opacity="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Hướng dẫn cài đặt phần mềm. <text:line-break/>Sau khi cài đặt thư mục, cài đặt các tiện ích sau:</text:p>
      <text:p text:style-name="P3"><text:line-break/><text:span text:style-name="T7">B1: Cài đặt các tiện ích smartctl, screen</text:span></text:p>
      <text:p text:style-name="P3"/>
      <text:p text:style-name="P4">B2: cấp quyền chạy file getserialnumber.sh và getsmart.sh mà không cần mật khẩu tài khoản root.</text:p>
      <text:p text:style-name="P2"><text:span text:style-name="T2">Thay đổi quyền sở hữu của file script thành root(bước này không bắt buộc, nếu không thực hiện bước này thì bất kì người dùng nào cũng có thể thực thi file mà không cần quyền root) bằng lệnh:</text:span></text:p>
      <text:p text:style-name="P2"><text:line-break/><text:span text:style-name="T3">sudo chown root:root [đường</text:span><text:span text:style-name="T4"> </text:span><text:span text:style-name="T3">dẫn</text:span><text:span text:style-name="T4"> </text:span><text:span text:style-name="T3">đến</text:span><text:span text:style-name="T4"> </text:span><text:span text:style-name="T3">file</text:span><text:span text:style-name="T4"> </text:span><text:span text:style-name="T3">script]</text:span></text:p>
      <text:p text:style-name="P2"><text:line-break/><text:span text:style-name="T2">Lệnh này sẽ thay đổi quyền sở hữu của file thành người dùng root Tiếp theo</text:span><text:line-break/><text:span text:style-name="T2">chúng ta sẽ thay đổi các quyền như đọc, ghi, thực thi cho file:</text:span></text:p>
      <text:p text:style-name="P2"><text:line-break/><text:span text:style-name="T3">sudo chmod 700 [đường</text:span><text:span text:style-name="T4"> </text:span><text:span text:style-name="T3">dẫn</text:span><text:span text:style-name="T4"> </text:span><text:span text:style-name="T3">đến</text:span><text:span text:style-name="T4"> </text:span><text:span text:style-name="T3">file</text:span><text:span text:style-name="T4"> </text:span><text:span text:style-name="T3">script]</text:span></text:p>
      <text:p text:style-name="P2"><text:line-break/><text:span text:style-name="T2">Lệnh này sẽ đặt quyền cho chủ sở hữu của file(trong trường hợp này là người</text:span><text:line-break/><text:span text:style-name="T2">dùng root) thành: quyền đọc (r), ghi (w), và thực thi (x). Đồng thời đặt quyền cho</text:span><text:line-break/><text:span text:style-name="T2">nhóm(group) và những người khác(others) thành không có bất cứ quyền gì. Điều</text:span><text:line-break/><text:span text:style-name="T2">này giúp tăng tính bảo mật và an toàn cho thiết bị.</text:span></text:p>
      <text:p text:style-name="P2"><text:line-break/><text:span text:style-name="T2">Sau đó, chúng ta thiết lập cho file script chạy mà không cần mật khẩu bằng</text:span><text:line-break/><text:span text:style-name="T2">cách chỉnh sửa tệp cấu hình sudoers. Sau đó chúng ta thêm bên dưới dòng</text:span><text:span text:style-name="T1"> </text:span><text:span text:style-name="T2">%sudo</text:span><text:line-break/><text:span text:style-name="T3">ALL=(ALL:ALL) ALL</text:span><text:span text:style-name="T1"> </text:span><text:span text:style-name="T2">nội dung sau:</text:span></text:p>
      <text:p text:style-name="P2"><text:line-break/><text:span text:style-name="T3">username ALL=(ALL) NOPASSWD:</text:span><text:span text:style-name="T4"> </text:span><text:span text:style-name="T3">[đường</text:span><text:span text:style-name="T4"> </text:span><text:span text:style-name="T3">dẫn</text:span><text:span text:style-name="T4"> </text:span><text:span text:style-name="T3">đến</text:span><text:span text:style-name="T4"> </text:span><text:span text:style-name="T3">file</text:span><text:span text:style-name="T4"> </text:span><text:span text:style-name="T3">script]</text:span></text:p>
      <text:p text:style-name="P2"><text:line-break/><text:span text:style-name="T2">Trong đó, </text:span><text:span text:style-name="T3">username</text:span><text:span text:style-name="T2"> là </text:span><text:span text:style-name="T3">tên người dùng cần cấp quyền chạy file script</text:span><text:span text:style-name="T2"> không cần</text:span><text:line-break/><text:span text:style-name="T2">nhập mật khẩu root. Sau đó lưu lại và thoát khỏi trình chỉnh sửa</text:span></text:p>
      <text:p text:style-name="P1"><text:span text:style-name="T2"/></text:p>
      <text:p text:style-name="P4">B3: chạy file ở background(foreground)</text:p>
      <text:p text:style-name="P1"><text:span text:style-name="T2">Trước tiên, cần khởi tạo một phiên để chạy chương trình: </text:span><text:span text:style-name="T3">screen -S session_name</text:span><text:span text:style-name="T2"> Trong đó session_name là tên phiên</text:span><text:span text:style-name="T5">.</text:span></text:p>
      <text:p text:style-name="P1"><text:span text:style-name="T5"/></text:p>
      <text:p text:style-name="Standard">Sau đó, chúng ta cần <text:span text:style-name="T6">nhấn đồng thời</text:span> tổ hợp các phím: <text:span text:style-name="T6">Ctrl + A + D </text:span>để phiên làm việc và đưa phiên việc về chế độ chạy nền</text:p>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ato" svg:font-family="Lato,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8T00:50:59.519849674</meta:creation-date>
    <dc:date>2024-06-28T01:17:16.110311115</dc:date>
    <meta:editing-duration>PT5M15S</meta:editing-duration>
    <meta:editing-cycles>1</meta:editing-cycles>
    <meta:document-statistic meta:table-count="0" meta:image-count="0" meta:object-count="0" meta:page-count="1" meta:paragraph-count="14" meta:word-count="314" meta:character-count="1583" meta:non-whitespace-character-count="1274"/>
    <meta:generator>LibreOffice/7.3.7.2$Linux_X86_64 LibreOffice_project/30$Build-2</meta:generator>
  </office:meta>
</office:document-meta>
</file>